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f77b4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.113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DejaVu Sans" fo:font-size="14pt"/>
    </style:style>
    <style:style style:name="P2" style:family="paragraph">
      <loext:graphic-properties draw:fill="solid" draw:fill-color="#1f77b4"/>
      <style:text-properties style:font-name="DejaVu Sans" fo:font-size="14pt"/>
    </style:style>
    <style:style style:name="P3" style:family="paragraph">
      <loext:graphic-properties draw:fill="solid" draw:fill-color="#000000"/>
      <style:text-properties style:font-name="DejaVu Sans" fo:font-size="14pt"/>
    </style:style>
    <style:style style:name="P4" style:family="paragraph">
      <loext:graphic-properties draw:fill="none"/>
      <style:text-properties style:font-name="DejaVu Sans" fo:font-size="14pt"/>
    </style:style>
    <style:style style:name="P5" style:family="paragraph">
      <style:paragraph-properties fo:text-align="start" style:writing-mode="lr-tb"/>
      <style:text-properties style:font-name="DejaVu Sans" fo:font-size="16pt"/>
    </style:style>
    <style:style style:name="P6" style:family="paragraph">
      <loext:graphic-properties draw:fill="none"/>
      <style:paragraph-properties fo:text-align="start" style:writing-mode="lr-tb"/>
      <style:text-properties style:font-name="DejaVu Sans" fo:font-size="16pt" style:font-size-asian="14pt" style:font-size-complex="14pt"/>
    </style:style>
    <style:style style:name="P7" style:family="paragraph">
      <style:paragraph-properties fo:text-align="start" style:writing-mode="lr-tb"/>
      <style:text-properties style:font-name="DejaVu Sans" fo:font-size="18pt"/>
    </style:style>
    <style:style style:name="P8" style:family="paragraph">
      <loext:graphic-properties draw:fill="none"/>
      <style:paragraph-properties fo:text-align="start" style:writing-mode="lr-tb"/>
      <style:text-properties style:font-name="DejaVu Sans" fo:font-size="18pt" style:font-size-asian="14pt" style:font-size-complex="14pt"/>
    </style:style>
    <style:style style:name="P9" style:family="paragraph">
      <style:paragraph-properties fo:text-align="start" style:writing-mode="lr-tb"/>
      <style:text-properties style:font-name="DejaVu Sans" fo:font-size="14pt"/>
    </style:style>
    <style:style style:name="P10" style:family="paragraph">
      <loext:graphic-properties draw:fill="none"/>
      <style:paragraph-properties fo:text-align="start" style:writing-mode="lr-tb"/>
      <style:text-properties style:font-name="DejaVu Sans" fo:font-size="14pt" style:font-size-asian="14pt" style:font-size-complex="14pt"/>
    </style:style>
    <style:style style:name="T1" style:family="text">
      <style:text-properties fo:color="#000000" style:font-size-asian="14pt" style:font-name-complex="DejaVuSans" style:font-size-complex="14pt"/>
    </style:style>
    <style:style style:name="T2" style:family="text">
      <style:text-properties fo:color="#000000" fo:font-size="18pt" style:font-size-asian="18pt" style:font-name-complex="DejaVu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7cm" svg:height="10.16cm" svg:x="0.099cm" svg:y="-1.361cm" svg:viewBox="0 0 12701 10161" draw:points="0,10161 12701,10161 12701,0 0,0">
          <text:p/>
        </draw:polygon>
        <draw:polygon draw:style-name="gr1" draw:text-style-name="P1" draw:layer="layout" svg:width="10.544cm" svg:height="7.913cm" svg:x="1.686cm" svg:y="0.766cm" svg:viewBox="0 0 10545 7914" draw:points="0,7914 10545,7914 10545,0 0,0">
          <text:p/>
        </draw:polygon>
        <draw:polygon draw:style-name="gr2" draw:text-style-name="P2" draw:layer="layout" svg:width="0.388cm" svg:height="7.536cm" svg:x="2.165cm" svg:y="1.143cm" svg:viewBox="0 0 389 7537" draw:points="0,7537 389,7537 389,0 0,0">
          <text:p/>
        </draw:polygon>
        <draw:polygon draw:style-name="gr2" draw:text-style-name="P2" draw:layer="layout" svg:width="0.388cm" svg:height="6.186cm" svg:x="2.649cm" svg:y="2.493cm" svg:viewBox="0 0 389 6187" draw:points="0,6187 389,6187 389,0 0,0">
          <text:p/>
        </draw:polygon>
        <draw:polygon draw:style-name="gr2" draw:text-style-name="P2" draw:layer="layout" svg:width="0.387cm" svg:height="5.989cm" svg:x="3.134cm" svg:y="2.69cm" svg:viewBox="0 0 388 5990" draw:points="0,5990 388,5990 388,0 0,0">
          <text:p/>
        </draw:polygon>
        <draw:polygon draw:style-name="gr2" draw:text-style-name="P2" draw:layer="layout" svg:width="0.387cm" svg:height="4.102cm" svg:x="3.618cm" svg:y="4.577cm" svg:viewBox="0 0 388 4103" draw:points="0,4103 388,4103 388,0 0,0">
          <text:p/>
        </draw:polygon>
        <draw:polygon draw:style-name="gr2" draw:text-style-name="P2" draw:layer="layout" svg:width="0.387cm" svg:height="3.992cm" svg:x="4.102cm" svg:y="4.687cm" svg:viewBox="0 0 388 3993" draw:points="0,3993 388,3993 388,0 0,0">
          <text:p/>
        </draw:polygon>
        <draw:polygon draw:style-name="gr2" draw:text-style-name="P2" draw:layer="layout" svg:width="0.387cm" svg:height="3.469cm" svg:x="4.586cm" svg:y="5.21cm" svg:viewBox="0 0 388 3470" draw:points="0,3470 388,3470 388,0 0,0">
          <text:p/>
        </draw:polygon>
        <draw:polygon draw:style-name="gr2" draw:text-style-name="P2" draw:layer="layout" svg:width="0.387cm" svg:height="3.157cm" svg:x="5.07cm" svg:y="5.522cm" svg:viewBox="0 0 388 3158" draw:points="0,3158 388,3158 388,0 0,0">
          <text:p/>
        </draw:polygon>
        <draw:polygon draw:style-name="gr2" draw:text-style-name="P2" draw:layer="layout" svg:width="0.387cm" svg:height="3.002cm" svg:x="5.554cm" svg:y="5.677cm" svg:viewBox="0 0 388 3003" draw:points="0,3003 388,3003 388,0 0,0">
          <text:p/>
        </draw:polygon>
        <draw:polygon draw:style-name="gr2" draw:text-style-name="P2" draw:layer="layout" svg:width="0.387cm" svg:height="1.953cm" svg:x="6.038cm" svg:y="6.726cm" svg:viewBox="0 0 388 1954" draw:points="0,1954 388,1954 388,0 0,0">
          <text:p/>
        </draw:polygon>
        <draw:polygon draw:style-name="gr2" draw:text-style-name="P2" draw:layer="layout" svg:width="0.387cm" svg:height="1.11cm" svg:x="6.522cm" svg:y="7.569cm" svg:viewBox="0 0 388 1111" draw:points="0,1111 388,1111 388,0 0,0">
          <text:p/>
        </draw:polygon>
        <draw:polygon draw:style-name="gr2" draw:text-style-name="P2" draw:layer="layout" svg:width="0.388cm" svg:height="1.021cm" svg:x="7.006cm" svg:y="7.658cm" svg:viewBox="0 0 389 1022" draw:points="0,1022 389,1022 389,0 0,0">
          <text:p/>
        </draw:polygon>
        <draw:polygon draw:style-name="gr2" draw:text-style-name="P2" draw:layer="layout" svg:width="0.388cm" svg:height="0.899cm" svg:x="7.49cm" svg:y="7.78cm" svg:viewBox="0 0 389 900" draw:points="0,900 389,900 389,0 0,0">
          <text:p/>
        </draw:polygon>
        <draw:polygon draw:style-name="gr2" draw:text-style-name="P2" draw:layer="layout" svg:width="0.388cm" svg:height="0.341cm" svg:x="7.974cm" svg:y="8.338cm" svg:viewBox="0 0 389 342" draw:points="0,342 389,342 389,0 0,0">
          <text:p/>
        </draw:polygon>
        <draw:polygon draw:style-name="gr2" draw:text-style-name="P2" draw:layer="layout" svg:width="0.387cm" svg:height="0.211cm" svg:x="8.459cm" svg:y="8.468cm" svg:viewBox="0 0 388 212" draw:points="0,212 388,212 388,0 0,0">
          <text:p/>
        </draw:polygon>
        <draw:polygon draw:style-name="gr2" draw:text-style-name="P2" draw:layer="layout" svg:width="0.387cm" svg:height="0.097cm" svg:x="8.943cm" svg:y="8.582cm" svg:viewBox="0 0 388 98" draw:points="0,98 388,98 388,0 0,0">
          <text:p/>
        </draw:polygon>
        <draw:polygon draw:style-name="gr2" draw:text-style-name="P2" draw:layer="layout" svg:width="0.387cm" svg:height="0.076cm" svg:x="9.427cm" svg:y="8.603cm" svg:viewBox="0 0 388 77" draw:points="0,77 388,77 388,0 0,0">
          <text:p/>
        </draw:polygon>
        <draw:polygon draw:style-name="gr2" draw:text-style-name="P2" draw:layer="layout" svg:width="0.387cm" svg:height="0.064cm" svg:x="9.911cm" svg:y="8.615cm" svg:viewBox="0 0 388 65" draw:points="0,65 388,65 388,0 0,0">
          <text:p/>
        </draw:polygon>
        <draw:polygon draw:style-name="gr2" draw:text-style-name="P2" draw:layer="layout" svg:width="0.387cm" svg:height="0.049cm" svg:x="10.395cm" svg:y="8.63cm" svg:viewBox="0 0 388 50" draw:points="0,50 388,50 388,0 0,0">
          <text:p/>
        </draw:polygon>
        <draw:polygon draw:style-name="gr2" draw:text-style-name="P2" draw:layer="layout" svg:width="0.387cm" svg:height="0.028cm" svg:x="10.879cm" svg:y="8.651cm" svg:viewBox="0 0 388 29" draw:points="0,29 388,29 388,0 0,0">
          <text:p/>
        </draw:polygon>
        <draw:polygon draw:style-name="gr2" draw:text-style-name="P2" draw:layer="layout" svg:width="0.387cm" svg:height="0.015cm" svg:x="11.363cm" svg:y="8.664cm" svg:viewBox="0 0 388 16" draw:points="0,16 388,16 388,0 0,0">
          <text:p/>
        </draw:polygon>
        <draw:polygon draw:style-name="gr3" draw:text-style-name="P3" draw:layer="layout" svg:width="0cm" svg:height="0.123cm" svg:x="2.359cm" svg:y="8.679cm" svg:viewBox="0 0 0 124" draw:points="0,0 0,124">
          <text:p/>
        </draw:polygon>
        <draw:line draw:style-name="gr4" draw:text-style-name="P4" draw:layer="layout" svg:x1="2.359cm" svg:y1="8.679cm" svg:x2="2.359cm" svg:y2="8.803cm">
          <text:p/>
        </draw:line>
        <draw:polygon draw:style-name="gr3" draw:text-style-name="P3" draw:layer="layout" svg:width="0cm" svg:height="0.123cm" svg:x="3.327cm" svg:y="8.679cm" svg:viewBox="0 0 0 124" draw:points="0,0 0,124">
          <text:p/>
        </draw:polygon>
        <draw:line draw:style-name="gr4" draw:text-style-name="P4" draw:layer="layout" svg:x1="3.327cm" svg:y1="8.679cm" svg:x2="3.327cm" svg:y2="8.803cm">
          <text:p/>
        </draw:line>
        <draw:polygon draw:style-name="gr3" draw:text-style-name="P3" draw:layer="layout" svg:width="0cm" svg:height="0.123cm" svg:x="4.295cm" svg:y="8.679cm" svg:viewBox="0 0 0 124" draw:points="0,0 0,124">
          <text:p/>
        </draw:polygon>
        <draw:line draw:style-name="gr4" draw:text-style-name="P4" draw:layer="layout" svg:x1="4.295cm" svg:y1="8.679cm" svg:x2="4.295cm" svg:y2="8.803cm">
          <text:p/>
        </draw:line>
        <draw:frame draw:style-name="gr5" draw:text-style-name="P6" draw:layer="layout" svg:width="0.493cm" svg:height="0.653cm" svg:x="3.216cm" svg:y="8.736cm">
          <draw:text-box>
            <text:p text:style-name="P5"><text:span text:style-name="T1">2</text:span></text:p>
          </draw:text-box>
        </draw:frame>
        <draw:polygon draw:style-name="gr3" draw:text-style-name="P3" draw:layer="layout" svg:width="0cm" svg:height="0.123cm" svg:x="5.264cm" svg:y="8.679cm" svg:viewBox="0 0 0 124" draw:points="0,0 0,124">
          <text:p/>
        </draw:polygon>
        <draw:line draw:style-name="gr4" draw:text-style-name="P4" draw:layer="layout" svg:x1="5.264cm" svg:y1="8.679cm" svg:x2="5.264cm" svg:y2="8.803cm">
          <text:p/>
        </draw:line>
        <draw:polygon draw:style-name="gr3" draw:text-style-name="P3" draw:layer="layout" svg:width="0cm" svg:height="0.123cm" svg:x="6.232cm" svg:y="8.679cm" svg:viewBox="0 0 0 124" draw:points="0,0 0,124">
          <text:p/>
        </draw:polygon>
        <draw:line draw:style-name="gr4" draw:text-style-name="P4" draw:layer="layout" svg:x1="6.232cm" svg:y1="8.679cm" svg:x2="6.232cm" svg:y2="8.803cm">
          <text:p/>
        </draw:line>
        <draw:frame draw:style-name="gr5" draw:text-style-name="P8" draw:layer="layout" svg:width="0.493cm" svg:height="0.738cm" svg:x="5.152cm" svg:y="8.736cm">
          <draw:text-box>
            <text:p text:style-name="P7"><text:span text:style-name="T1">6</text:span></text:p>
          </draw:text-box>
        </draw:frame>
        <draw:polygon draw:style-name="gr3" draw:text-style-name="P3" draw:layer="layout" svg:width="0cm" svg:height="0.123cm" svg:x="7.2cm" svg:y="8.679cm" svg:viewBox="0 0 0 124" draw:points="0,0 0,124">
          <text:p/>
        </draw:polygon>
        <draw:line draw:style-name="gr4" draw:text-style-name="P4" draw:layer="layout" svg:x1="7.2cm" svg:y1="8.679cm" svg:x2="7.2cm" svg:y2="8.803cm">
          <text:p/>
        </draw:line>
        <draw:polygon draw:style-name="gr3" draw:text-style-name="P3" draw:layer="layout" svg:width="0cm" svg:height="0.123cm" svg:x="8.168cm" svg:y="8.679cm" svg:viewBox="0 0 0 124" draw:points="0,0 0,124">
          <text:p/>
        </draw:polygon>
        <draw:line draw:style-name="gr4" draw:text-style-name="P4" draw:layer="layout" svg:x1="8.168cm" svg:y1="8.679cm" svg:x2="8.168cm" svg:y2="8.803cm">
          <text:p/>
        </draw:line>
        <draw:polygon draw:style-name="gr3" draw:text-style-name="P3" draw:layer="layout" svg:width="0cm" svg:height="0.123cm" svg:x="9.136cm" svg:y="8.679cm" svg:viewBox="0 0 0 124" draw:points="0,0 0,124">
          <text:p/>
        </draw:polygon>
        <draw:line draw:style-name="gr4" draw:text-style-name="P4" draw:layer="layout" svg:x1="9.136cm" svg:y1="8.679cm" svg:x2="9.136cm" svg:y2="8.803cm">
          <text:p/>
        </draw:line>
        <draw:polygon draw:style-name="gr3" draw:text-style-name="P3" draw:layer="layout" svg:width="0cm" svg:height="0.123cm" svg:x="10.104cm" svg:y="8.679cm" svg:viewBox="0 0 0 124" draw:points="0,0 0,124">
          <text:p/>
        </draw:polygon>
        <draw:line draw:style-name="gr4" draw:text-style-name="P4" draw:layer="layout" svg:x1="10.104cm" svg:y1="8.679cm" svg:x2="10.104cm" svg:y2="8.803cm">
          <text:p/>
        </draw:line>
        <draw:polygon draw:style-name="gr3" draw:text-style-name="P3" draw:layer="layout" svg:width="0cm" svg:height="0.123cm" svg:x="11.073cm" svg:y="8.679cm" svg:viewBox="0 0 0 124" draw:points="0,0 0,124">
          <text:p/>
        </draw:polygon>
        <draw:line draw:style-name="gr4" draw:text-style-name="P4" draw:layer="layout" svg:x1="11.073cm" svg:y1="8.679cm" svg:x2="11.073cm" svg:y2="8.803cm">
          <text:p/>
        </draw:line>
        <draw:polygon draw:style-name="gr3" draw:text-style-name="P3" draw:layer="layout" svg:width="0cm" svg:height="0.123cm" svg:x="12.041cm" svg:y="8.679cm" svg:viewBox="0 0 0 124" draw:points="0,0 0,124">
          <text:p/>
        </draw:polygon>
        <draw:line draw:style-name="gr4" draw:text-style-name="P4" draw:layer="layout" svg:x1="12.041cm" svg:y1="8.679cm" svg:x2="12.041cm" svg:y2="8.803cm">
          <text:p/>
        </draw:line>
        <draw:frame draw:style-name="gr5" draw:text-style-name="P8" draw:layer="layout" svg:width="4.65cm" svg:height="0.738cm" svg:x="6.976cm" svg:y="8.736cm">
          <draw:text-box>
            <text:p text:style-name="P7"><text:span text:style-name="T1">10 <text:s text:c="3"/>14 <text:s text:c="5"/>18 </text:span></text:p>
          </draw:text-box>
        </draw:frame>
        <draw:line draw:style-name="gr6" draw:text-style-name="P4" draw:layer="layout" svg:x1="1.686cm" svg:y1="8.679cm" svg:x2="12.23cm" svg:y2="8.679cm">
          <text:p/>
        </draw:line>
        <draw:polygon draw:style-name="gr3" draw:text-style-name="P3" draw:layer="layout" svg:width="0.122cm" svg:height="0cm" svg:x="1.563cm" svg:y="8.679cm" svg:viewBox="0 0 123 0" draw:points="123,0 0,0">
          <text:p/>
        </draw:polygon>
        <draw:line draw:style-name="gr4" draw:text-style-name="P4" draw:layer="layout" svg:x1="1.686cm" svg:y1="8.679cm" svg:x2="1.563cm" svg:y2="8.679cm">
          <text:p/>
        </draw:line>
        <draw:frame draw:style-name="gr5" draw:text-style-name="P8" draw:layer="layout" svg:width="4.57cm" svg:height="0.738cm" svg:x="4.923cm" svg:y="9.219cm">
          <draw:text-box>
            <text:p text:style-name="P7"><text:span text:style-name="T1">Component ID</text:span></text:p>
          </draw:text-box>
        </draw:frame>
        <draw:line draw:style-name="gr6" draw:text-style-name="P4" draw:layer="layout" svg:x1="1.686cm" svg:y1="6.964cm" svg:x2="12.23cm" svg:y2="6.964cm">
          <text:p/>
        </draw:line>
        <draw:polygon draw:style-name="gr3" draw:text-style-name="P3" draw:layer="layout" svg:width="0.122cm" svg:height="0cm" svg:x="1.563cm" svg:y="6.964cm" svg:viewBox="0 0 123 0" draw:points="123,0 0,0">
          <text:p/>
        </draw:polygon>
        <draw:line draw:style-name="gr4" draw:text-style-name="P4" draw:layer="layout" svg:x1="1.686cm" svg:y1="6.964cm" svg:x2="1.563cm" svg:y2="6.964cm">
          <text:p/>
        </draw:line>
        <draw:frame draw:style-name="gr5" draw:text-style-name="P8" draw:layer="layout" svg:width="1.01cm" svg:height="0.738cm" svg:x="0.479cm" svg:y="8.355cm">
          <draw:text-box>
            <text:p text:style-name="P7"><text:span text:style-name="T1">0.0</text:span></text:p>
          </draw:text-box>
        </draw:frame>
        <draw:line draw:style-name="gr6" draw:text-style-name="P4" draw:layer="layout" svg:x1="1.686cm" svg:y1="5.249cm" svg:x2="12.23cm" svg:y2="5.249cm">
          <text:p/>
        </draw:line>
        <draw:polygon draw:style-name="gr3" draw:text-style-name="P3" draw:layer="layout" svg:width="0.122cm" svg:height="0cm" svg:x="1.563cm" svg:y="5.249cm" svg:viewBox="0 0 123 0" draw:points="123,0 0,0">
          <text:p/>
        </draw:polygon>
        <draw:line draw:style-name="gr4" draw:text-style-name="P4" draw:layer="layout" svg:x1="1.686cm" svg:y1="5.249cm" svg:x2="1.563cm" svg:y2="5.249cm">
          <text:p/>
        </draw:line>
        <draw:frame draw:style-name="gr5" draw:text-style-name="P8" draw:layer="layout" svg:width="1.01cm" svg:height="0.738cm" svg:x="0.479cm" svg:y="6.64cm">
          <draw:text-box>
            <text:p text:style-name="P7"><text:span text:style-name="T1">0.2</text:span></text:p>
          </draw:text-box>
        </draw:frame>
        <draw:line draw:style-name="gr6" draw:text-style-name="P4" draw:layer="layout" svg:x1="1.686cm" svg:y1="3.534cm" svg:x2="12.23cm" svg:y2="3.534cm">
          <text:p/>
        </draw:line>
        <draw:polygon draw:style-name="gr3" draw:text-style-name="P3" draw:layer="layout" svg:width="0.122cm" svg:height="0cm" svg:x="1.563cm" svg:y="3.534cm" svg:viewBox="0 0 123 0" draw:points="123,0 0,0">
          <text:p/>
        </draw:polygon>
        <draw:line draw:style-name="gr4" draw:text-style-name="P4" draw:layer="layout" svg:x1="1.686cm" svg:y1="3.534cm" svg:x2="1.563cm" svg:y2="3.534cm">
          <text:p/>
        </draw:line>
        <draw:frame draw:style-name="gr5" draw:text-style-name="P8" draw:layer="layout" svg:width="1.01cm" svg:height="0.738cm" svg:x="0.515cm" svg:y="4.919cm">
          <draw:text-box>
            <text:p text:style-name="P7"><text:span text:style-name="T1">0.4</text:span></text:p>
          </draw:text-box>
        </draw:frame>
        <draw:line draw:style-name="gr6" draw:text-style-name="P4" draw:layer="layout" svg:x1="1.686cm" svg:y1="1.819cm" svg:x2="12.23cm" svg:y2="1.819cm">
          <text:p/>
        </draw:line>
        <draw:polygon draw:style-name="gr3" draw:text-style-name="P3" draw:layer="layout" svg:width="0.122cm" svg:height="0cm" svg:x="1.563cm" svg:y="1.819cm" svg:viewBox="0 0 123 0" draw:points="123,0 0,0">
          <text:p/>
        </draw:polygon>
        <draw:line draw:style-name="gr4" draw:text-style-name="P4" draw:layer="layout" svg:x1="1.686cm" svg:y1="1.819cm" svg:x2="1.563cm" svg:y2="1.819cm">
          <text:p/>
        </draw:line>
        <draw:frame draw:style-name="gr5" draw:text-style-name="P8" draw:layer="layout" svg:width="1.01cm" svg:height="0.738cm" svg:x="0.479cm" svg:y="3.21cm">
          <draw:text-box>
            <text:p text:style-name="P7"><text:span text:style-name="T1">0.6</text:span></text:p>
          </draw:text-box>
        </draw:frame>
        <draw:frame draw:style-name="gr5" draw:text-style-name="P8" draw:layer="layout" svg:width="1.01cm" svg:height="0.738cm" svg:x="0.479cm" svg:y="1.495cm">
          <draw:text-box>
            <text:p text:style-name="P7"><text:span text:style-name="T1">0.8</text:span></text:p>
          </draw:text-box>
        </draw:frame>
        <draw:line draw:style-name="gr7" draw:text-style-name="P4" draw:layer="layout" svg:x1="1.686cm" svg:y1="8.679cm" svg:x2="1.686cm" svg:y2="0.766cm">
          <text:p/>
        </draw:line>
        <draw:line draw:style-name="gr7" draw:text-style-name="P4" draw:layer="layout" svg:x1="12.23cm" svg:y1="8.679cm" svg:x2="12.23cm" svg:y2="0.766cm">
          <text:p/>
        </draw:line>
        <draw:line draw:style-name="gr7" draw:text-style-name="P4" draw:layer="layout" svg:x1="1.686cm" svg:y1="8.679cm" svg:x2="12.23cm" svg:y2="8.679cm">
          <text:p/>
        </draw:line>
        <draw:line draw:style-name="gr7" draw:text-style-name="P4" draw:layer="layout" svg:x1="1.686cm" svg:y1="0.766cm" svg:x2="12.23cm" svg:y2="0.766cm">
          <text:p/>
        </draw:line>
        <draw:frame draw:style-name="gr8" draw:text-style-name="P10" draw:layer="layout" svg:width="1.113cm" svg:height="1.318cm" svg:x="0.4cm" svg:y="0.5cm">
          <draw:text-box>
            <text:p text:style-name="P9"><text:span text:style-name="T2">1</text:span><text:span text:style-name="T1">e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7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3T13:57:12.035178079</dc:date>
    <meta:editing-duration>PT7M20S</meta:editing-duration>
    <meta:editing-cycles>1</meta:editing-cycles>
    <meta:document-statistic meta:object-count="73"/>
    <meta:generator>LibreOffice/6.0.4.2$MacOSX_X86_64 LibreOffice_project/9b0d9b32d5dcda91d2f1a96dc04c645c450872bf</meta:generator>
  </office:meta>
</office:document-meta>
</file>